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text:tab/>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</text:span><text:span text:style-name="T189">.</text:span></text:p>
      <text:p text:style-name="P1"><text:span text:style-name="T190"/></text:p>
      <text:p text:style-name="P1"><text:span text:style-name="T191">Abstract Factory:</text:span></text:p>
      <text:p text:style-name="P1"><text:span text:style-name="T192"/></text:p>
      <text:p text:style-name="P1"><text:span text:style-name="T193">1.Define an abstract factory for creating UI components.</text:span></text:p>
      <text:p text:style-name="P1"><text:span text:style-name="T193">2.Implement concrete factories for desktop and mobile UIs.</text:span></text:p>
      <text:p text:style-name="P1"><text:span text:style-name="T194"/></text:p>
      <text:p text:style-name="P1"><text:span text:style-name="T195">Observer Pattern:</text:span></text:p>
      <text:p text:style-name="P1"><text:span text:style-name="T196"/></text:p>
      <text:p text:style-name="P1"><text:span text:style-name="T197">1.Implement a weather station where different observers receive updates on temperature and humidity.</text:span></text:p>
      <text:p text:style-name="P1"><text:span text:style-name="T197">2.Notify observers when weather conditions change.</text:span></text:p>
      <text:p text:style-name="P1"><text:span text:style-name="T198"/></text:p>
      <text:p text:style-name="P1"><text:span text:style-name="T199">Command Pattern:</text:span></text:p>
      <text:p text:style-name="P1"><text:span text:style-name="T200"/></text:p>
      <text:p text:style-name="P1"><text:span text:style-name="T201">1.Create a remote control for a smart home with different commands for controlling devices.</text:span></text:p>
      <text:p text:style-name="P1"><text:span text:style-name="T201">2.Implement commands like "TurnOnLightsCommand" and "TurnOffACCommand."</text:span></text:p>
      <text:p text:style-name="P1"><text:span text:style-name="T202"/></text:p>
      <text:p text:style-name="P1"><text:span text:style-name="T203">Prototype Pattern:<text:tab/></text:span></text:p>
      <text:p text:style-name="P1"><text:span text:style-name="T204"/></text:p>
      <text:p text:style-name="P1"><text:span text:style-name="T205">1.Implement a prototype pattern for creating different types of animals.</text:span></text:p>
      <text:p text:style-name="P1"><text:span text:style-name="T205">2.Clone animal objects using the prototype pattern.</text:span></text:p>
      <text:p text:style-name="P1"><text:span text:style-name="T206"/></text:p>
      <text:p text:style-name="P1"><text:span text:style-name="T206"/></text:p>
      <text:p text:style-name="P1"><text:span text:style-name="T206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